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2" svg:font-family="'Marco Polo SC'" style:font-pitch="variable"/>
    <style:font-face style:name="Marco Polo SC" svg:font-family="'Marco Polo SC'" style:font-adornments="Italic" style:font-pitch="variable"/>
    <style:font-face style:name="Marco Polo SC3" svg:font-family="'Marco Polo SC'" style:font-adornments="Regular" style:font-pitch="variable"/>
    <style:font-face style:name="Liberation Serif" svg:font-family="'Liberation Serif'" style:font-family-generic="roman" style:font-pitch="variable"/>
    <style:font-face style:name="Marco Polo SC1"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Marco Polo SC2" officeooo:rsid="0021b0d2" officeooo:paragraph-rsid="0021b0d2"/>
    </style:style>
    <style:style style:name="P2" style:family="paragraph" style:parent-style-name="Footer">
      <style:text-properties officeooo:rsid="001d0729" officeooo:paragraph-rsid="001d0729"/>
    </style:style>
    <style:style style:name="P3" style:family="paragraph" style:parent-style-name="Header">
      <style:paragraph-properties fo:text-align="start" style:justify-single-word="false"/>
      <style:text-properties officeooo:paragraph-rsid="0021b0d2"/>
    </style:style>
    <style:style style:name="P4" style:family="paragraph" style:parent-style-name="Standard">
      <style:paragraph-properties fo:break-before="page"/>
      <style:text-properties style:font-name="Caslon Antique1"/>
    </style:style>
    <style:style style:name="P5" style:family="paragraph" style:parent-style-name="Standard">
      <style:paragraph-properties fo:line-height="100%" fo:text-align="center" style:justify-single-word="false" fo:break-before="page"/>
      <style:text-properties style:font-name="Caslon Antique1" fo:font-size="12pt" officeooo:rsid="0012df67" officeooo:paragraph-rsid="0012df67" style:font-size-asian="12pt" style:font-size-complex="12pt"/>
    </style:style>
    <style:style style:name="P6" style:family="paragraph" style:parent-style-name="Standard">
      <style:paragraph-properties fo:text-align="center" style:justify-single-word="false" fo:break-before="page"/>
      <style:text-properties style:font-name="Marco Polo SC2" officeooo:rsid="0012df67" officeooo:paragraph-rsid="0012df67"/>
    </style:style>
    <style:style style:name="P7" style:family="paragraph" style:parent-style-name="Standard">
      <style:paragraph-properties fo:text-align="center" style:justify-single-word="false" fo:break-before="page"/>
      <style:text-properties style:font-name="Marco Polo SC2" fo:font-size="12pt" officeooo:rsid="0013eecb" officeooo:paragraph-rsid="0013eecb" style:font-size-asian="12pt" style:font-size-complex="12pt"/>
    </style:style>
    <style:style style:name="P8" style:family="paragraph" style:parent-style-name="Standard">
      <style:paragraph-properties fo:text-align="center" style:justify-single-word="false"/>
      <style:text-properties style:font-name="Marco Polo SC2" officeooo:rsid="0012df67" officeooo:paragraph-rsid="0012df67"/>
    </style:style>
    <style:style style:name="P9" style:family="paragraph" style:parent-style-name="Standard">
      <style:paragraph-properties fo:text-align="center" style:justify-single-word="false"/>
      <style:text-properties style:font-name="Marco Polo SC2" fo:font-size="20pt" officeooo:rsid="0012df67" officeooo:paragraph-rsid="0012df67" style:font-size-asian="20pt" style:font-size-complex="20pt"/>
    </style:style>
    <style:style style:name="P10" style:family="paragraph" style:parent-style-name="Standard">
      <style:paragraph-properties fo:text-align="center" style:justify-single-word="false"/>
      <style:text-properties style:font-name="Marco Polo SC2" fo:font-size="12pt" officeooo:rsid="0013eecb" officeooo:paragraph-rsid="0013eecb" style:font-size-asian="12pt" style:font-size-complex="12pt"/>
    </style:style>
    <style:style style:name="P11" style:family="paragraph" style:parent-style-name="Standard">
      <style:paragraph-properties fo:text-align="center" style:justify-single-word="false"/>
      <style:text-properties style:font-name="Caslon Antique1" officeooo:rsid="0012df67" officeooo:paragraph-rsid="0012df67"/>
    </style:style>
    <style:style style:name="P12" style:family="paragraph" style:parent-style-name="Standard">
      <style:paragraph-properties fo:text-align="center" style:justify-single-word="false"/>
      <style:text-properties style:font-name="Caslon Antique1" fo:font-size="16pt" officeooo:rsid="0012df67" officeooo:paragraph-rsid="0012df67" style:font-size-asian="16pt" style:font-size-complex="16pt"/>
    </style:style>
    <style:style style:name="P13" style:family="paragraph" style:parent-style-name="Standard">
      <style:paragraph-properties fo:line-height="100%" fo:text-align="center" style:justify-single-word="false"/>
      <style:text-properties style:font-name="Caslon Antique1" fo:font-size="12pt" officeooo:rsid="0012df67" officeooo:paragraph-rsid="0012df67" style:font-size-asian="12pt" style:font-size-complex="12pt"/>
    </style:style>
    <style:style style:name="P14" style:family="paragraph" style:parent-style-name="Standard">
      <style:paragraph-properties fo:text-align="justify" style:justify-single-word="false"/>
      <style:text-properties style:font-name="Caslon Antique1" fo:font-size="12pt" officeooo:rsid="001c7d90" officeooo:paragraph-rsid="001d0729" style:font-size-asian="12pt" style:font-size-complex="12pt"/>
    </style:style>
    <style:style style:name="P15" style:family="paragraph" style:parent-style-name="Standard">
      <style:paragraph-properties fo:text-align="justify" style:justify-single-word="false"/>
      <style:text-properties style:font-name="Caslon Antique1" officeooo:rsid="0017260a" officeooo:paragraph-rsid="001d0729"/>
    </style:style>
    <style:style style:name="P16" style:family="paragraph" style:parent-style-name="Standard">
      <style:paragraph-properties fo:text-align="justify" style:justify-single-word="false"/>
      <style:text-properties officeooo:paragraph-rsid="001d0729"/>
    </style:style>
    <style:style style:name="P17"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18"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1" fo:font-size="14pt" fo:font-style="normal" fo:font-weight="normal" style:font-size-asian="14pt" style:font-style-asian="normal" style:font-weight-asian="normal" style:font-size-complex="14pt"/>
    </style:style>
    <style:style style:name="P19" style:family="paragraph" style:parent-style-name="Text_20_body">
      <style:paragraph-properties fo:text-align="justify" style:justify-single-word="false"/>
      <style:text-properties style:font-name="Caslon Antique1" officeooo:rsid="0017260a" officeooo:paragraph-rsid="001d0729"/>
    </style:style>
    <style:style style:name="P20" style:family="paragraph" style:parent-style-name="Text_20_body">
      <style:text-properties officeooo:rsid="002334a8" officeooo:paragraph-rsid="002334a8"/>
    </style:style>
    <style:style style:name="P21" style:family="paragraph" style:parent-style-name="Título_20_2">
      <style:paragraph-properties fo:break-before="column"/>
    </style:style>
    <style:style style:name="P22" style:family="paragraph" style:parent-style-name="Título_20_2">
      <style:paragraph-properties fo:break-before="column"/>
      <style:text-properties officeooo:rsid="00216989" officeooo:paragraph-rsid="00216989"/>
    </style:style>
    <style:style style:name="P23" style:family="paragraph" style:parent-style-name="Text_20_body">
      <style:paragraph-properties fo:margin-top="0cm" fo:margin-bottom="0.046cm" loext:contextual-spacing="false" fo:text-align="justify" style:justify-single-word="false"/>
      <style:text-properties style:font-name="Caslon Antique1"/>
    </style:style>
    <style:style style:name="P24" style:family="paragraph" style:parent-style-name="Text_20_body">
      <style:paragraph-properties fo:margin-top="0cm" fo:margin-bottom="0cm" loext:contextual-spacing="false" fo:text-align="justify" style:justify-single-word="false"/>
      <style:text-properties style:font-name="Caslon Antique1"/>
    </style:style>
    <style:style style:name="P25" style:family="paragraph" style:parent-style-name="Text_20_body">
      <style:paragraph-properties fo:margin-top="0cm" fo:margin-bottom="0cm" loext:contextual-spacing="false" fo:text-align="justify" style:justify-single-word="false"/>
      <style:text-properties style:font-name="Caslon Antique1" officeooo:paragraph-rsid="00209371"/>
    </style:style>
    <style:style style:name="P26"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209371"/>
    </style:style>
    <style:style style:name="P27" style:family="paragraph" style:parent-style-name="Text_20_body">
      <style:paragraph-properties fo:margin-top="0cm" fo:margin-bottom="0cm" loext:contextual-spacing="false" fo:text-align="justify" style:justify-single-word="false"/>
      <style:text-properties style:font-name="Caslon Antique1" officeooo:rsid="00216989" officeooo:paragraph-rsid="00216989"/>
    </style:style>
    <style:style style:name="P28" style:family="paragraph" style:parent-style-name="Text_20_body">
      <style:paragraph-properties fo:margin-top="0cm" fo:margin-bottom="0cm" loext:contextual-spacing="false"/>
      <style:text-properties style:font-name="Caslon Antique1" officeooo:rsid="00216989" officeooo:paragraph-rsid="00216989"/>
    </style:style>
    <style:style style:name="P29" style:family="paragraph" style:parent-style-name="Text_20_body">
      <style:paragraph-properties fo:margin-top="0cm" fo:margin-bottom="0cm" loext:contextual-spacing="false" fo:text-align="justify" style:justify-single-word="false"/>
      <style:text-properties style:font-name="Caslon Antique1" officeooo:rsid="0022a8c6" officeooo:paragraph-rsid="0022a8c6"/>
    </style:style>
    <style:style style:name="P30" style:family="paragraph" style:parent-style-name="Text_20_body">
      <style:paragraph-properties fo:margin-top="0cm" fo:margin-bottom="0cm" loext:contextual-spacing="false"/>
      <style:text-properties style:font-name="Caslon Antique1" fo:font-size="12pt" fo:font-style="normal" fo:font-weight="normal" officeooo:rsid="0022c0fc" officeooo:paragraph-rsid="002334a8" style:font-name-asian="Noto Sans CJK SC" style:font-size-asian="28pt" style:font-weight-asian="normal" style:font-name-complex="Lohit Devanagari" style:font-size-complex="28pt" style:font-weight-complex="normal"/>
    </style:style>
    <style:style style:name="P31" style:family="paragraph" style:parent-style-name="Text_20_body">
      <style:paragraph-properties fo:margin-top="0cm" fo:margin-bottom="0cm" loext:contextual-spacing="false" fo:text-align="justify" style:justify-single-word="false"/>
      <style:text-properties style:font-name="Caslon Antique1" officeooo:rsid="001f87fa" officeooo:paragraph-rsid="00209371"/>
    </style:style>
    <style:style style:name="P32" style:family="paragraph" style:parent-style-name="Text_20_body">
      <style:paragraph-properties fo:margin-top="0cm" fo:margin-bottom="0cm" loext:contextual-spacing="false" fo:text-align="justify" style:justify-single-word="false"/>
      <style:text-properties officeooo:paragraph-rsid="00209371"/>
    </style:style>
    <style:style style:name="P33" style:family="paragraph" style:parent-style-name="Text_20_body">
      <style:paragraph-properties fo:margin-top="0cm" fo:margin-bottom="0cm" loext:contextual-spacing="false"/>
      <style:text-properties officeooo:rsid="002334a8" officeooo:paragraph-rsid="002334a8"/>
    </style:style>
    <style:style style:name="P34" style:family="paragraph" style:parent-style-name="Título_20_2">
      <style:text-properties officeooo:rsid="001f87fa" officeooo:paragraph-rsid="001f87fa"/>
    </style:style>
    <style:style style:name="P35" style:family="paragraph" style:parent-style-name="Título_20_2">
      <style:text-properties officeooo:paragraph-rsid="00209371"/>
    </style:style>
    <style:style style:name="P36" style:family="paragraph" style:parent-style-name="Título_20_2">
      <style:text-properties style:font-name="Marco Polo SC" fo:font-size="12pt" fo:font-style="normal" fo:font-weight="bold" officeooo:rsid="0022c0fc" officeooo:paragraph-rsid="0022c0fc" style:font-name-asian="Noto Sans CJK SC" style:font-size-asian="28pt" style:font-weight-asian="bold" style:font-name-complex="Lohit Devanagari" style:font-size-complex="28pt" style:font-weight-complex="bold"/>
    </style:style>
    <style:style style:name="P37" style:family="paragraph" style:parent-style-name="Título_20_2">
      <style:text-properties officeooo:rsid="002334a8" officeooo:paragraph-rsid="002334a8"/>
    </style:style>
    <style:style style:name="P38" style:family="paragraph" style:parent-style-name="Título_20_2">
      <style:paragraph-properties fo:margin-top="0.423cm" fo:margin-bottom="0.212cm" loext:contextual-spacing="false"/>
      <style:text-properties officeooo:rsid="001f87fa" officeooo:paragraph-rsid="001f87fa"/>
    </style:style>
    <style:style style:name="P39" style:family="paragraph" style:parent-style-name="Título_20_2">
      <style:paragraph-properties fo:margin-top="0.423cm" fo:margin-bottom="0.212cm" loext:contextual-spacing="false" fo:break-before="column"/>
      <style:text-properties officeooo:rsid="0022a8c6" officeooo:paragraph-rsid="0022a8c6"/>
    </style:style>
    <style:style style:name="P40" style:family="paragraph" style:parent-style-name="Footer">
      <style:paragraph-properties fo:text-align="center" style:justify-single-word="false"/>
      <style:text-properties style:font-name="Marco Polo SC2" officeooo:rsid="0021b0d2" officeooo:paragraph-rsid="0021b0d2"/>
    </style:style>
    <style:style style:name="P41" style:family="paragraph" style:parent-style-name="Footer">
      <style:paragraph-properties fo:text-align="center" style:justify-single-word="false"/>
      <style:text-properties style:font-name="Marco Polo SC2" fo:font-size="8pt" officeooo:rsid="0021b0d2" officeooo:paragraph-rsid="0021b0d2" style:font-size-asian="8pt" style:font-size-complex="8pt"/>
    </style:style>
    <style:style style:name="P42" style:family="paragraph" style:parent-style-name="Header">
      <style:text-properties style:text-underline-style="solid" style:text-underline-width="auto" style:text-underline-color="font-color" officeooo:rsid="003146c3" officeooo:paragraph-rsid="003146c3"/>
    </style:style>
    <style:style style:name="P43" style:family="paragraph" style:parent-style-name="Header">
      <style:text-properties style:text-underline-style="solid" style:text-underline-width="auto" style:text-underline-color="font-color" officeooo:rsid="003146c3" officeooo:paragraph-rsid="0032ea28"/>
    </style:style>
    <style:style style:name="P44" style:family="paragraph" style:parent-style-name="Standard" style:master-page-name="Capítulo_20_1_20_-_20_Introdução">
      <style:paragraph-properties fo:text-align="justify" style:justify-single-word="false" style:page-number="11"/>
      <style:text-properties style:font-name="Caslon Antique1" fo:font-size="12pt" officeooo:rsid="0013eecb" officeooo:paragraph-rsid="001d0729" style:font-size-asian="12pt" style:font-size-complex="12pt"/>
    </style:style>
    <style:style style:name="P45" style:family="paragraph" style:parent-style-name="Standard" style:master-page-name="Standard">
      <style:paragraph-properties fo:text-align="justify" style:justify-single-word="false" style:page-number="auto"/>
      <style:text-properties style:font-name="Caslon Antique1" officeooo:rsid="0017260a" officeooo:paragraph-rsid="001d0729"/>
    </style:style>
    <style:style style:name="P46" style:family="paragraph" style:parent-style-name="Standard">
      <style:paragraph-properties fo:text-align="center" style:justify-single-word="false"/>
      <style:text-properties style:font-name="Marco Polo SC2" officeooo:rsid="0012df67" officeooo:paragraph-rsid="0012df67"/>
    </style:style>
    <style:style style:name="P47" style:family="paragraph" style:parent-style-name="Standard">
      <style:paragraph-properties fo:text-align="center" style:justify-single-word="false" fo:break-before="page"/>
      <style:text-properties style:font-name="Marco Polo SC2" fo:font-size="12pt" officeooo:rsid="0013eecb" officeooo:paragraph-rsid="0013eecb" style:font-size-asian="12pt" style:font-size-complex="12pt"/>
    </style:style>
    <style:style style:name="P48" style:family="paragraph" style:parent-style-name="Text_20_body">
      <style:text-properties officeooo:rsid="002334a8" officeooo:paragraph-rsid="002334a8"/>
    </style:style>
    <style:style style:name="P49" style:family="paragraph" style:parent-style-name="Text_20_body">
      <style:text-properties officeooo:rsid="002958ae" officeooo:paragraph-rsid="002958ae"/>
    </style:style>
    <style:style style:name="P50" style:family="paragraph" style:parent-style-name="Text_20_body">
      <style:text-properties fo:font-style="italic" officeooo:rsid="00344232" officeooo:paragraph-rsid="00344232" style:font-style-asian="italic" style:font-style-complex="italic"/>
    </style:style>
    <style:style style:name="P51" style:family="paragraph" style:parent-style-name="Text_20_body">
      <style:text-properties fo:font-style="italic" officeooo:rsid="0035be5d" officeooo:paragraph-rsid="0035be5d" style:font-style-asian="italic" style:font-style-complex="italic"/>
    </style:style>
    <style:style style:name="P52" style:family="paragraph" style:parent-style-name="Text_20_body">
      <style:paragraph-properties fo:break-before="column"/>
      <style:text-properties officeooo:rsid="002958ae" officeooo:paragraph-rsid="002958ae"/>
    </style:style>
    <style:style style:name="P53" style:family="paragraph" style:parent-style-name="Text_20_body">
      <style:paragraph-properties fo:margin-top="0cm" fo:margin-bottom="0cm" loext:contextual-spacing="false"/>
      <style:text-properties officeooo:rsid="00280b7e" officeooo:paragraph-rsid="00280b7e"/>
    </style:style>
    <style:style style:name="P54" style:family="paragraph" style:parent-style-name="Text_20_body">
      <style:paragraph-properties fo:margin-top="0cm" fo:margin-bottom="0cm" loext:contextual-spacing="false"/>
      <style:text-properties officeooo:paragraph-rsid="00280b7e"/>
    </style:style>
    <style:style style:name="P55" style:family="paragraph" style:parent-style-name="Text_20_body">
      <style:paragraph-properties fo:margin-top="0cm" fo:margin-bottom="0cm" loext:contextual-spacing="false"/>
      <style:text-properties officeooo:rsid="002958ae" officeooo:paragraph-rsid="002958ae"/>
    </style:style>
    <style:style style:name="P56" style:family="paragraph" style:parent-style-name="Text_20_body">
      <style:paragraph-properties fo:margin-top="0cm" fo:margin-bottom="0cm" loext:contextual-spacing="false" fo:text-align="center" style:justify-single-word="false"/>
      <style:text-properties officeooo:rsid="0030c924" officeooo:paragraph-rsid="0030c924"/>
    </style:style>
    <style:style style:name="P57" style:family="paragraph" style:parent-style-name="Text_20_body">
      <style:paragraph-properties fo:margin-top="0cm" fo:margin-bottom="0cm" loext:contextual-spacing="false" fo:text-align="justify" style:justify-single-word="false"/>
      <style:text-properties officeooo:rsid="0030c924" officeooo:paragraph-rsid="0030c924"/>
    </style:style>
    <style:style style:name="P58"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59" style:family="paragraph" style:parent-style-name="Text_20_body">
      <style:paragraph-properties fo:margin-top="0cm" fo:margin-bottom="0cm" loext:contextual-spacing="false" fo:text-align="justify" style:justify-single-word="false">
        <style:tab-stops/>
      </style:paragraph-properties>
      <style:text-properties style:font-name="Caslon Antique1" officeooo:rsid="00216989" officeooo:paragraph-rsid="0032ea28"/>
    </style:style>
    <style:style style:name="P60" style:family="paragraph" style:parent-style-name="Text_20_body">
      <style:paragraph-properties fo:margin-top="0cm" fo:margin-bottom="0cm" loext:contextual-spacing="false" fo:text-align="justify" style:justify-single-word="false">
        <style:tab-stops/>
      </style:paragraph-properties>
      <style:text-properties style:font-name="Caslon Antique1" officeooo:rsid="00216989" officeooo:paragraph-rsid="0032ea28"/>
    </style:style>
    <style:style style:name="P61" style:family="paragraph" style:parent-style-name="Text_20_body">
      <style:paragraph-properties fo:margin-top="0cm" fo:margin-bottom="0cm" loext:contextual-spacing="false" fo:text-align="justify" style:justify-single-word="false">
        <style:tab-stops/>
      </style:paragraph-properties>
      <style:text-properties officeooo:rsid="00344232" officeooo:paragraph-rsid="0032ea28"/>
    </style:style>
    <style:style style:name="P62" style:family="paragraph" style:parent-style-name="Text_20_body">
      <style:paragraph-properties fo:margin-top="0cm" fo:margin-bottom="0cm" loext:contextual-spacing="false" fo:break-before="column"/>
      <style:text-properties officeooo:rsid="002958ae" officeooo:paragraph-rsid="002958ae"/>
    </style:style>
    <style:style style:name="P63"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officeooo:rsid="0030c924" officeooo:paragraph-rsid="0030c924"/>
    </style:style>
    <style:style style:name="P64" style:family="paragraph" style:parent-style-name="Título_20_1">
      <style:text-properties style:font-name="Marco Polo SC2" fo:font-weight="bold" officeooo:rsid="001d0729" officeooo:paragraph-rsid="001d0729" style:font-weight-asian="bold" style:font-weight-complex="bold"/>
    </style:style>
    <style:style style:name="P65" style:family="paragraph" style:parent-style-name="Título_20_1">
      <style:text-properties fo:font-weight="bold" officeooo:rsid="001d0729" officeooo:paragraph-rsid="001d0729" style:font-weight-asian="bold" style:font-weight-complex="bold"/>
    </style:style>
    <style:style style:name="P66" style:family="paragraph" style:parent-style-name="Título_20_1">
      <style:text-properties fo:font-weight="bold" officeooo:rsid="0030c924" officeooo:paragraph-rsid="0030c924" style:font-weight-asian="bold" style:font-weight-complex="bold"/>
    </style:style>
    <style:style style:name="P67" style:family="paragraph" style:parent-style-name="Título_20_1">
      <style:paragraph-properties fo:break-before="page"/>
    </style:style>
    <style:style style:name="P68" style:family="paragraph" style:parent-style-name="Título_20_2" style:master-page-name="Capítulo_20_2_20_-_20_Orações_20_básicas_20_para_20_todo_20_católico">
      <style:paragraph-properties style:page-number="13"/>
      <style:text-properties officeooo:rsid="00216989" officeooo:paragraph-rsid="00216989"/>
    </style:style>
    <style:style style:name="P69" style:family="paragraph" style:parent-style-name="Título_20_2">
      <style:paragraph-properties fo:break-before="column"/>
      <style:text-properties officeooo:rsid="00280b7e" officeooo:paragraph-rsid="00280b7e"/>
    </style:style>
    <style:style style:name="P70" style:family="paragraph" style:parent-style-name="Título_20_2">
      <style:paragraph-properties fo:break-before="column"/>
      <style:text-properties officeooo:rsid="00216989" officeooo:paragraph-rsid="0032ea28"/>
    </style:style>
    <style:style style:name="P71" style:family="paragraph" style:parent-style-name="Título_20_2">
      <style:text-properties officeooo:rsid="002958ae" officeooo:paragraph-rsid="002958ae"/>
    </style:style>
    <style:style style:name="P72" style:family="paragraph" style:parent-style-name="Título_20_2" style:master-page-name="Capítulo_20_3_20_cont_20_._20_2_20_-_20_O_20_Santo_20_Rosário">
      <style:paragraph-properties style:page-number="auto"/>
      <style:text-properties officeooo:rsid="00216989" officeooo:paragraph-rsid="0032ea28"/>
    </style:style>
    <style:style style:name="P73" style:family="paragraph" style:parent-style-name="Título_20_2">
      <style:paragraph-properties fo:margin-top="0.423cm" fo:margin-bottom="0.212cm" loext:contextual-spacing="false"/>
    </style:style>
    <style:style style:name="P74" style:family="paragraph">
      <style:paragraph-properties fo:text-align="center"/>
    </style:style>
    <style:style style:name="T1" style:family="text">
      <style:text-properties officeooo:rsid="001e27d2"/>
    </style:style>
    <style:style style:name="T2" style:family="text">
      <style:text-properties style:font-name="Marco Polo SC2" style:text-underline-style="solid" style:text-underline-width="auto" style:text-underline-color="font-color" officeooo:rsid="0021b0d2"/>
    </style:style>
    <style:style style:name="T3" style:family="text">
      <style:text-properties style:font-name="Marco Polo SC2" officeooo:rsid="0021b0d2"/>
    </style:style>
    <style:style style:name="T4" style:family="text">
      <style:text-properties style:font-name="Marco Polo SC2" officeooo:rsid="0017260a"/>
    </style:style>
    <style:style style:name="T5" style:family="text">
      <style:text-properties officeooo:rsid="0013eecb"/>
    </style:style>
    <style:style style:name="T6" style:family="text">
      <style:text-properties style:font-name="Marco Polo SC1" fo:font-style="normal" fo:font-weight="normal" officeooo:rsid="0013eecb" style:font-style-asian="normal" style:font-weight-asian="normal"/>
    </style:style>
    <style:style style:name="T7" style:family="text">
      <style:text-properties style:font-name="Marco Polo SC1" officeooo:rsid="0013eecb"/>
    </style:style>
    <style:style style:name="T8" style:family="text">
      <style:text-properties style:font-name="Caslon Antique1"/>
    </style:style>
    <style:style style:name="T9" style:family="text">
      <style:text-properties style:font-name="Caslon Antique1" officeooo:rsid="0017260a"/>
    </style:style>
    <style:style style:name="T10" style:family="text">
      <style:text-properties style:font-name="Caslon Antique1" fo:font-size="12pt" officeooo:rsid="0017260a" style:font-size-asian="12pt" style:font-size-complex="12pt"/>
    </style:style>
    <style:style style:name="T11" style:family="text">
      <style:text-properties style:font-name="Caslon Antique1" fo:font-size="12pt" officeooo:rsid="001b688c" style:font-size-asian="12pt" style:font-size-complex="12pt"/>
    </style:style>
    <style:style style:name="T12" style:family="text">
      <style:text-properties style:font-name="Caslon Antique1" fo:font-size="12pt" officeooo:rsid="001c7d90" style:font-size-asian="12pt" style:font-size-complex="12pt"/>
    </style:style>
    <style:style style:name="T13" style:family="text">
      <style:text-properties style:font-name="Caslon Antique1" fo:font-size="12pt" officeooo:rsid="001d0729" style:font-size-asian="12pt" style:font-size-complex="12pt"/>
    </style:style>
    <style:style style:name="T14" style:family="text">
      <style:text-properties style:font-name="Caslon Antique1" fo:font-size="12pt" style:text-underline-style="none" officeooo:rsid="001c7d90" style:font-size-asian="12pt" style:font-size-complex="12pt"/>
    </style:style>
    <style:style style:name="T15" style:family="text">
      <style:text-properties style:font-name="Caslon Antique1" officeooo:rsid="001f87fa"/>
    </style:style>
    <style:style style:name="T16" style:family="text">
      <style:text-properties officeooo:rsid="00209371"/>
    </style:style>
    <style:style style:name="T17" style:family="text">
      <style:text-properties officeooo:rsid="00216989"/>
    </style:style>
    <style:style style:name="T18" style:family="text">
      <style:text-properties officeooo:rsid="0022c0fc"/>
    </style:style>
    <style:style style:name="T19" style:family="text">
      <style:text-properties officeooo:rsid="002334a8"/>
    </style:style>
    <style:style style:name="T20" style:family="text">
      <style:text-properties officeooo:rsid="00249cba"/>
    </style:style>
    <style:style style:name="T21" style:family="text">
      <style:text-properties officeooo:rsid="002958ae"/>
    </style:style>
    <style:style style:name="T22" style:family="text">
      <style:text-properties fo:font-weight="bold" style:font-weight-asian="bold" style:font-weight-complex="bold"/>
    </style:style>
    <style:style style:name="T23" style:family="text">
      <style:text-properties officeooo:rsid="00344232"/>
    </style:style>
    <style:style style:name="T24" style:family="text">
      <style:text-properties fo:font-style="italic" fo:font-weight="normal" officeooo:rsid="00344232" style:font-style-asian="italic" style:font-weight-asian="normal" style:font-style-complex="italic" style:font-weight-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officeooo:rsid="0035be5d"/>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4"/>
      <text:p text:style-name="P6">ORATIONES CATHOLICAE</text:p>
      <text:p text:style-name="P8"/>
      <text:p text:style-name="P6"/>
      <text:p text:style-name="P5">Trabalho comunitário</text:p>
      <text:p text:style-name="P13">de católicos para católic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ORATIONS CATHOLICAE</text:p>
      <text:p text:style-name="P12">Latim – Português<text:span text:style-name="T5">­</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0">ORAÇÕES CATÓLICAS</text:p>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pan text:style-name="T6">Seja livre para fazer o que bem </text:span><text:span text:style-name="T7">intender com este livro</text:span></text:p>
      <text:p text:style-name="P18">Salus animarum suprema Lex</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
      <text:table-of-content text:style-name="Sect1" text:name="Table of Contents1">
        <text:table-of-content-source text:outline-level="10">
          <text:index-title-template text:style-name="Título_20_1">SUMÁRIO</text:index-title-template>
          <text:table-of-content-entry-template text:outline-level="1" text:style-name="Título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UMÁRIO</text:p>
          </text:index-title>
        </text:index-body>
      </text:table-of-content>
      <text:p text:style-name="P10"/>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4"><text:tab/><text:span text:style-name="T4">Saluete, carissime et carissimaeque</text:span><text:span text:style-name="T9">.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19"><text:tab/>Esperamos com este projeto poder unir em um só lugar as orações feitas pelos santos de todos os cantos da Terra, para que nossos lábios profiram suas mesmas palavras, e nosso coração se transfigure tal qual o deles.</text:p>
      <text:p text:style-name="P16"><text:span text:style-name="T10"><text:tab/></text:span><text:span text:style-name="T11">Caso quiera fazer parte deste projeto, seja mais do que bem vindo, </text:span><text:span text:style-name="T12">e assim desejar, colocamos seu nome em memória de sua contribuição para este meio de salvação</text:span><text:span text:style-name="T11">. Utilizamos um repositório do GitHub para fazer todo o controle, receber orações ainda não catalogada,</text:span><text:span text:style-name="T12"> gerenciar as diferentes versões do livro e fazer anúncios (ou assim esperamos). Nos acompanhe </text:span><text:span text:style-name="T13">em</text:span><text:span text:style-name="T12">: </text:span><text:span text:style-name="T14">https://github.com/joaopvgus/oracoesCatolicas</text:span><text:span text:style-name="T12">.</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4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8">Per signum Crucis</text:p>
      <text:p text:style-name="P27">Per signum Crucis de inimicis nostris libera nos Deus noster. <text:span text:style-name="T18">In nomine Patris, et Filii, et Spiritus Sancti. Amen.</text:span></text:p>
      <text:p text:style-name="P27"/>
      <text:p text:style-name="Título_20_2">Pater Noster</text:p>
      <text:p text:style-name="P25">Pater noster, qui es in caelis, <text:span text:style-name="T16">s</text:span>anctificetur nomen tuum, <text:span text:style-name="T16">a</text:span>dveniat regnum tuum, <text:span text:style-name="T16">f</text:span>iat voluntas tua, sicut in caelo, et in terra. Panem nostrum quotidianum da nobis hodie, <text:span text:style-name="T16">e</text:span>t dimitte nobis debita nostra, sicut et nos dimittimus debitoribus nostris. Et ne nos inducas in tentationem, <text:span text:style-name="T16">s</text:span>ed líbera nos a malo. Amen.</text:p>
      <text:p text:style-name="P25"/>
      <text:p text:style-name="P25"/>
      <text:p text:style-name="P38">Ave Maria</text:p>
      <text:p text:style-name="P23">Ave Maria, gratia plena, D<text:span text:style-name="T16">o</text:span>minus tecum. Bened<text:span text:style-name="T16">i</text:span>cta tu in muli<text:span text:style-name="T16">e</text:span>ribus, et bened<text:span text:style-name="T16">i</text:span>ctus fructus ventris tui, Iesus. Sancta Maria, Mater Dei, ora pro nobis peccat<text:span text:style-name="T16">o</text:span>ribus, nunc, et in hora mortis nostræ. Amen.</text:p>
      <text:p text:style-name="P23"/>
      <text:p text:style-name="P22">Pelo sinal da (Santa) Cruz</text:p>
      <text:p text:style-name="P27">Pelo sinal da (Santa) Cruz, livrai-nos, Deus, dos nossos inimigos. <text:span text:style-name="T18">Em nome do Pai, do Filho, e do Espírito Santo. Amém.</text:span></text:p>
      <text:p text:style-name="P28"/>
      <text:p text:style-name="P34">Pai Nosso</text:p>
      <text:p text:style-name="P32"><text:span text:style-name="T8">Pai Nosso que estais nos Céus, santificado seja o vosso Nome, venha a nós o vosso Reino, seja feita a vossa vontade assim na terra como no Céu. O pão nosso de cada dia nos dai hoje, perdoai-nos as nossas ofensas assim como nós perdoamos a quem nos tem ofendido. </text:span><text:span text:style-name="T15">E</text:span><text:span text:style-name="T8"> não nos deixeis cair em tentação, mas livrai-nos do Mal. </text:span><text:span text:style-name="T15">Amém.</text:span></text:p>
      <text:p text:style-name="P31"/>
      <text:p text:style-name="P35">Ave Maria</text:p>
      <text:p text:style-name="P26">Ave Maria, cheia de graça, o Senhor é convosco. <text:span text:style-name="T17">Bendida sois vós entre as mulheres, e bendito é o fruto do vosso ventre, Jesus. Santa Maria, mãe de Deus, rogai por nós, pecadores, agora, e na hora de nossa morte. Amém.</text:span></text:p>
      <text:p text:style-name="P21"><text:soft-page-break/>Angele Dei</text:p>
      <text:p text:style-name="P24">Angele Dei, qui custos es mei, me tibi commíssum pietáte supérna, illúmina, custódi, rege et gubérna. Amen.</text:p>
      <text:p text:style-name="P24"/>
      <text:p text:style-name="P24"/>
      <text:p text:style-name="P36">Gloria Patri</text:p>
      <text:p text:style-name="P30">Gl<text:span text:style-name="T19">o</text:span>ria Patri, et F<text:span text:style-name="T19">il</text:span>io, et Sp<text:span text:style-name="T19">i</text:span>ritui S<text:span text:style-name="T19">a</text:span>ncto. Sicut erat in princ<text:span text:style-name="T19">i</text:span>pio, et nunc et semper, et in sæcula sæcul<text:span text:style-name="T19">o</text:span>rum. Amen.</text:p>
      <text:p text:style-name="P30"/>
      <text:p text:style-name="P37">Salve Regina</text:p>
      <text:p text:style-name="P20">Salve, Regina, mater misericordiae. Vita, dulcedo, et spes nostra, salve. Ad te clamam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p>
      <text:p text:style-name="P39">Anjo da guarda</text:p>
      <text:p text:style-name="P29">Santo anjo do Senhor, meu zeloso guardador, <text:span text:style-name="T20">se/(</text:span>já que<text:span text:style-name="T20">)</text:span> a ti me confiou a Piedade Divina, sempre me rege, guarda, governa e ilumina. Amém.</text:p>
      <text:p text:style-name="P29"/>
      <text:p text:style-name="P37">Glória ao Pai</text:p>
      <text:p text:style-name="P33">Glóia ao Pai, ao Filho e ao Espírito Santo, como era no príncipio, agora e sempre, pelos séculos dos séculos. Amém.</text:p>
      <text:p text:style-name="P33"/>
      <text:p text:style-name="P37">Salve Rainha</text:p>
      <text:p text:style-name="P20">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P69"><text:soft-page-break/>Symbolum Apostolorum</text:p>
      <text:p text:style-name="P53">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53"/>
      <text:p text:style-name="Título_20_2">Symbolum Nicenum-Constantinopolitanum</text:p>
      <text:p text:style-name="P54">Credo in unum Deum, Patrem omnipotentem, Factorem caeli et terrae, visibilium omnium et invisibilium. Et in unum Dominum Iesum Christum, Filium Dei unigenitum et ex Patre natum ante omnia saecula. Deum de Deo, <text:s/><text:span text:style-name="T21">Lumem <text:s/>de</text:span></text:p>
      <text:p text:style-name="P69">Símbolo/<text:span text:style-name="T21">Credo</text:span> dos Apóstolos</text:p>
      <text:p text:style-name="P53">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53"/>
      <text:p text:style-name="P71">Símbolo/Credo Niceno-Constantinopolitano</text:p>
      <text:p text:style-name="P49">Creio em um só Deus, Pai todo-poderoso, Criador do Céu e da Terra, de todas as coisas visíveis e invisíveis. Creio em um só Senhor, Jesus Cristo, Filho Unigénito de Deus, nascido do Pai antes de todos os séculos: Deus de Deus, luz <text:s/>da <text:s/>luz, <text:s/>Deus</text:p>
      <text:p text:style-name="P62"><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55"/>
      <text:p text:style-name="P55"/>
      <text:p text:style-name="P52">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63">Contribuição: Gabriel Miranda de Oli<text:span text:style-name="T26">v</text:span>eira</text:p>
      <text:p text:style-name="P56"/>
      <text:p text:style-name="P56">Método de São Luís Maria Grignion de Montfort</text:p>
      <text:p text:style-name="P56"/>
      <text:p text:style-name="P57">Promessas de Nossa Senhora para quem rezar o Rosário todos os dias.</text:p>
      <text:p text:style-name="P57"/>
      <text:p text:style-name="P57">1ª – Todos os que rezarem o meu Rosário, com constância, receberão graças especiais.</text:p>
      <text:p text:style-name="P57">2ª – Aos que rezarem devotamente o meu Rosário, prometo minha especial proteção e as grandes graças.</text:p>
      <text:p text:style-name="P57">3ª – Os devotos do meu Rosário serão dotados de uma armadura poderosa contra o inferno, pois conseguirão destruir o vício, o pecado e as heresias.</text:p>
      <text:p text:style-name="P57">4ª – Aos que rezarem devotamente o meu Rosário, prometo minha especial proteção e as grandes graças.</text:p>
      <text:p text:style-name="P57">5ª – Toda alma que recorre a mim, por meio da oração do Rosário, jamais será condenada;</text:p>
      <text:p text:style-name="P57">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57">7ª – Os que realmente se devotarem à prática da oração do Rosário não morrerão sem receber os sacramentos;</text:p>
      <text:p text:style-name="P57">8ª – Todos aqueles que rezarem com fidelidade o meu Rosário terão, durante a vida e no instante da morte, a plenitude das graças, e serão favorecidos com os méritos dos santos;</text:p>
      <text:p text:style-name="P57">9ª – Os devotos do meu Santo Rosário, que forem para o Purgatório, eu os libertarei no mesmo dia.</text:p>
      <text:p text:style-name="P57">10ª – Os devotos do meu Rosário terão grande glória no céu;</text:p>
      <text:p text:style-name="P57"><text:soft-page-break/>11ª – Tudo o que os meus fiéis devotos pedirem, por meio do meu Rosário, será concedido a eles;</text:p>
      <text:p text:style-name="P58">12ª – Aos missionários do meu Santo Rosário, prometo o meu auxílio em todas as suas necessidades;</text:p>
      <text:p text:style-name="P58">13ª – Para todos os devotos do meu Rosário, consegui de meu Filho a intercessão de toda a corte celeste na vida e na morte;</text:p>
      <text:p text:style-name="P58">14ª – Todos os que rezam o meu Rosário são meus filhos e irmãos de Jesus, meu Unigênito;</text:p>
      <text:p text:style-name="P58">15ª – <text:s/>A devoção ao meu Rosário é grande sinal de predestinação (predestinados à salvação).</text:p>
      <text:p text:style-name="P58"/>
      <text:p text:style-name="P72">Per signum Crucis</text:p>
      <text:p text:style-name="P59">Per signum Crucis de inimicis nostris libera nos Deus noster. <text:span text:style-name="T18">In nomine Patris, et Filii, et Spiritus Sancti. Amen.</text:span></text:p>
      <text:p text:style-name="Título_20_2"><draw:line text:anchor-type="paragraph" draw:z-index="0" draw:name="Shape1" draw:style-name="gr1" draw:text-style-name="P74" svg:x1="-0.009cm" svg:y1="0.646cm" svg:x2="12.79cm" svg:y2="0.646cm"><text:p/></draw:line></text:p>
      <text:p text:style-name="P59"/>
      <text:p text:style-name="P59">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59"/>
      <text:p text:style-name="P59">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25">Assim seja</text:span><text:span text:style-name="T22">. </text:span><text:span text:style-name="T24">(os outros repetem)</text:span></text:p>
      <text:p text:style-name="P70">Pelo sinal da (Santa) Cruz</text:p>
      <text:p text:style-name="P59">Pelo sinal da (Santa) Cruz, livrai-nos, Deus, dos nossos inimigos. <text:span text:style-name="T18">Em nome do Pai, do Filho, e do Espírito Santo. Amém.</text:span></text:p>
      <text:p text:style-name="P61"/>
      <text:p text:style-name="P73">­<text:span text:style-name="T23">Intenções</text:span></text:p>
      <text:p text:style-name="P50">Neste momento fazem-se as intenções para este rosário ou terço. Podem ser feitas de forma silenciosa e individual, porém, tendo em vista que o rosário deve ser rezado verbalmente, não é uma má ideia externar seus pedidos a Nossa Senhora.</text:p>
      <text:p text:style-name="P51">Lembre-se sempre de rezar pelo Santo Padre, pelo clero, pelas almas do Purgatório e pelos pecadores (antes de quaisquer outros, nós mesm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2" svg:font-family="'Marco Polo SC'" style:font-pitch="variable"/>
    <style:font-face style:name="Marco Polo SC" svg:font-family="'Marco Polo SC'" style:font-adornments="Italic" style:font-pitch="variable"/>
    <style:font-face style:name="Marco Polo SC3" svg:font-family="'Marco Polo SC'" style:font-adornments="Regular" style:font-pitch="variable"/>
    <style:font-face style:name="Liberation Serif" svg:font-family="'Liberation Serif'" style:font-family-generic="roman" style:font-pitch="variable"/>
    <style:font-face style:name="Marco Polo SC1"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3"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Title" style:master-page-name="">
      <style:paragraph-properties style:page-number="auto">
        <style:tab-stops/>
      </style:paragraph-properties>
      <style:text-properties style:font-name="Marco Polo SC"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3" fo:font-family="'Marco Polo SC'" style:font-style-name="Regular" style:font-pitch="variable"/>
    </style:style>
    <style:style style:name="Título_20_2" style:display-name="Título 2" style:family="paragraph" style:parent-style-name="Título_20_1" style:next-style-name="Text_20_body"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ítulo_20_1">
      <style:text-properties fo:font-weight="bold" officeooo:rsid="001d0729"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2"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2" officeooo:rsid="0021b0d2" officeooo:paragraph-rsid="0021b0d2"/>
    </style:style>
    <style:style style:name="MP5" style:family="paragraph" style:parent-style-name="Título_20_1">
      <style:text-properties style:font-name="Marco Polo SC2"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Título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T1" style:family="text">
      <style:text-properties officeooo:rsid="001e27d2"/>
    </style:style>
    <style:style style:name="MT2" style:family="text">
      <style:text-properties style:font-name="Marco Polo SC2" style:text-underline-style="solid" style:text-underline-width="auto" style:text-underline-color="font-color" officeooo:rsid="0021b0d2"/>
    </style:style>
    <style:style style:name="MT3" style:family="text">
      <style:text-properties style:font-name="Marco Polo SC2" officeooo:rsid="0021b0d2"/>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628*" fo:start-indent="0cm" fo:end-indent="0.249cm"/>
          <style:column style:rel-width="362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1">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page-layout style:name="Mpm14">
      <style:page-layout-properties fo:page-width="14.801cm" fo:page-height="21.001cm" style:num-format="I"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header-footer-properties fo:min-height="0.998cm" fo:margin-left="0cm" fo:margin-right="0cm" fo:margin-top="0.499cm" fo:background-color="transparent" style:dynamic-spacing="true" draw:fill="none"/>
      </style:footer-style>
    </style:page-layout>
    <style:page-layout style:name="Mpm15">
      <style:page-layout-properties fo:page-width="14.801cm" fo:page-height="21.001cm" style:num-format="1" style:print-orientation="portrait" fo:margin-top="1cm" fo:margin-bottom="1cm" fo:margin-left="1cm" fo:margin-right="1cm" style:writing-mode="lr-tb" style:footnote-max-height="0cm">
        <style:columns fo:column-count="2" fo:column-gap="0.497cm">
          <style:column-sep style:width="0.009cm" style:color="#000000" style:height="100%" style:style="solid"/>
          <style:column style:rel-width="3628*" fo:start-indent="0cm" fo:end-indent="0.249cm"/>
          <style:column style:rel-width="3629*"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style:header-style>
      <style:footer-style>
        <style:header-footer-properties fo:min-height="0.998cm" fo:margin-left="0cm" fo:margin-right="0cm" fo:margin-top="0.499cm" fo:background-color="transparent" style:dynamic-spacing="true" draw:fill="none"/>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text:span text:style-name="MT1">ORAÇÕES BÁSICAS PARA TODO CATÓLICO</text:span></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10">
      <style:header>
        <text:p text:style-name="MP3"><text:span text:style-name="MT2"><text:s text:c="38"/>orações básicas para todo católico <text:s text:c="36"/></text:span><text:span text:style-name="MT3"><text:s/></text:span></text:p>
      </style:header>
      <style:footer>
        <text:p text:style-name="MP4"><text:page-number text:select-page="current">XVI</text:page-number></text:p>
      </style:footer>
    </style:master-page>
    <style:master-page style:name="Capítulo_20_1_20_-_20_Introdução" style:display-name="Capítulo 1 - Introdução" style:page-layout-name="Mpm11"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2">
      <style:footer>
        <text:p text:style-name="MP6"/>
      </style:footer>
    </style:master-page>
    <style:master-page style:name="Capítulo_20_3_20_-_20_Santo_20_Rosário" style:display-name="Capítulo 3 - Santo Rosário" style:page-layout-name="Mpm13" style:next-style-name="Capítulo_20_3_20_cont._20_-_20_Santo_20_Rosário">
      <style:header>
        <text:p text:style-name="MP7">O SANTO ROŚARIO</text:p>
      </style:header>
      <style:footer>
        <text:p text:style-name="Footer"><text:page-number text:select-page="current">XVII</text:page-number></text:p>
      </style:footer>
    </style:master-page>
    <style:master-page style:name="Capítulo_20_3_20_cont._20_-_20_Santo_20_Rosário" style:display-name="Capítulo 3 cont. - Santo Rosário" style:page-layout-name="Mpm14">
      <style:header>
        <text:p text:style-name="MP8"><text:s text:c="52"/>O SANTo rosário <text:s text:c="51"/></text:p>
      </style:header>
      <style:footer>
        <text:p text:style-name="Footer"/>
      </style:footer>
    </style:master-page>
    <style:master-page style:name="Capítulo_20_3_20_cont_20_._20_2_20_-_20_O_20_Santo_20_Rosário" style:display-name="Capítulo 3 cont . 2 - O Santo Rosário" style:page-layout-name="Mpm15">
      <style:header>
        <text:p text:style-name="MP9"><text:s text:c="52"/>O SANTo rosário <text:s text:c="51"/></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2T22:32:42.077044242</dc:date>
    <meta:editing-duration>PT46M41S</meta:editing-duration>
    <meta:editing-cycles>10</meta:editing-cycles>
    <meta:generator>LibreOffice/6.4.7.2$Linux_X86_64 LibreOffice_project/40$Build-2</meta:generator>
    <meta:document-statistic meta:table-count="0" meta:image-count="0" meta:object-count="0" meta:page-count="19" meta:paragraph-count="83" meta:word-count="1790" meta:character-count="11064" meta:non-whitespace-character-count="9050"/>
  </office:meta>
</office:document-meta>
</file>